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3.723cm" fo:min-width="2.278cm" fo:wrap-option="wrap"/>
    </style:style>
    <style:style style:name="gr2" style:family="graphic" style:parent-style-name="standard">
      <style:graphic-properties draw:fill-color="#dfcce4" draw:textarea-horizontal-align="justify" draw:textarea-vertical-align="middle" draw:auto-grow-height="false" fo:min-height="2.784cm" fo:min-width="2.5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-color="#dfcce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77cm" svg:height="4.5cm" svg:x="2.4cm" svg:y="2cm">
          <text:p text:style-name="P1">ASGS 2016 Volume 3.gpk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2.777cm" svg:height="4.5cm" svg:x="8.6cm" svg:y="1.9cm">
          <text:p text:style-name="P1">POA 2016 AUS. c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2.777cm" svg:height="4.5cm" svg:x="14.7cm" svg:y="2.1cm">
          <text:p text:style-name="P1">SSC 2026 AUS. c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2.777cm" svg:height="4.5cm" svg:x="1.6cm" svg:y="16.5cm">
          <text:p text:style-name="P1"><text:span text:style-name="T1">Postcode envelopes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2.777cm" svg:height="4.5cm" svg:x="5.523cm" svg:y="16.6cm">
          <text:p text:style-name="P1"><text:span text:style-name="T1">Postcode envelopesjoin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4.3cm" svg:height="4.3cm" svg:x="4.4cm" svg:y="9.2cm">
          <text:p text:style-name="P1">Process</text:p>
          <text:p text:style-name="P1">AB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4" draw:layer="layout" svg:x1="3.8cm" svg:y1="6.5cm" svg:x2="5.2cm" svg:y2="10cm">
          <text:p/>
        </draw:line>
        <draw:line draw:style-name="gr3" draw:text-style-name="P4" draw:layer="layout" svg:x1="9.9cm" svg:y1="6.6cm" svg:x2="7.4cm" svg:y2="9.6cm">
          <text:p/>
        </draw:line>
        <draw:line draw:style-name="gr3" draw:text-style-name="P4" draw:layer="layout" svg:x1="15.7cm" svg:y1="6.6cm" svg:x2="8.4cm" svg:y2="10.4cm">
          <text:p/>
        </draw:line>
        <draw:line draw:style-name="gr3" draw:text-style-name="P4" draw:layer="layout" svg:x1="5.2cm" svg:y1="13.2cm" svg:x2="3cm" svg:y2="16.6cm">
          <text:p/>
        </draw:line>
        <draw:line draw:style-name="gr3" draw:text-style-name="P4" draw:layer="layout" svg:x1="6.6cm" svg:y1="13.5cm" svg:x2="7cm" svg:y2="16.7cm">
          <text:p/>
        </draw:line>
        <draw:custom-shape draw:style-name="gr2" draw:text-style-name="P3" draw:layer="layout" svg:width="4.3cm" svg:height="4.3cm" svg:x="13.2cm" svg:y="16.4cm">
          <text:p text:style-name="P1">Process</text:p>
          <text:p text:style-name="P1">BO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777cm" svg:height="4.5cm" svg:x="12.223cm" svg:y="9.5cm">
          <text:p text:style-name="P1"><text:span text:style-name="T2">Postcodes 1618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2.777cm" svg:height="4.5cm" svg:x="16.123cm" svg:y="9.5cm">
          <text:p text:style-name="P1">Latest. gri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4" draw:layer="layout" svg:x1="13.7cm" svg:y1="14.2cm" svg:x2="14.6cm" svg:y2="16.8cm">
          <text:p/>
        </draw:line>
        <draw:line draw:style-name="gr3" draw:text-style-name="P4" draw:layer="layout" svg:x1="17.7cm" svg:y1="14.1cm" svg:x2="16.3cm" svg:y2="16.8cm">
          <text:p/>
        </draw:line>
        <draw:line draw:style-name="gr3" draw:text-style-name="P4" draw:layer="layout" svg:x1="8.4cm" svg:y1="18.9cm" svg:x2="13.1cm" svg:y2="18.8cm">
          <text:p/>
        </draw:line>
        <draw:custom-shape draw:style-name="gr1" draw:text-style-name="P2" draw:layer="layout" svg:width="2.777cm" svg:height="4.5cm" svg:x="14.023cm" svg:y="23.2cm">
          <text:p text:style-name="P1"><text:span text:style-name="T2">Daily solar suppl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4" draw:layer="layout" svg:x1="15.3cm" svg:y1="20.8cm" svg:x2="15.4cm" svg:y2="2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15:50:21.240996585</meta:creation-date>
    <dc:date>2020-04-02T18:45:07.564036992</dc:date>
    <meta:editing-duration>PT2H43M43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